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gradient" draw:fill-gradient-name="Gradient_20_2" draw:opacity="100%" draw:opacity-name="Transparency_20_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538cm" svg:x2="5.633cm" svg:y2="3.538cm" draw:start-shape="id1" draw:start-glue-point="10" draw:end-shape="id2" draw:end-glue-point="6" svg:d="M3975 3538h1658" svg:viewBox="0 0 1659 1">
          <text:p/>
        </draw:connector>
        <draw:connector draw:style-name="gr3" draw:text-style-name="P2" draw:layer="layout" svg:x1="6.522cm" svg:y1="3.538cm" svg:x2="8.18cm" svg:y2="3.538cm" draw:start-shape="id2" draw:start-glue-point="10" draw:end-shape="id3" draw:end-glue-point="6" svg:d="M6522 3538h1658" svg:viewBox="0 0 1659 1">
          <text:p/>
        </draw:connector>
        <draw:connector draw:style-name="gr4" draw:text-style-name="P3" draw:layer="layout" svg:x1="9.069cm" svg:y1="3.538cm" svg:x2="10.679cm" svg:y2="3.538cm" draw:start-shape="id3" draw:start-glue-point="10" draw:end-shape="id4" draw:end-glue-point="6" svg:d="M9069 3538h1610" svg:viewBox="0 0 1611 1">
          <text:p/>
        </draw:connector>
        <draw:connector draw:style-name="gr4" draw:text-style-name="P3" draw:layer="layout" svg:x1="11.568cm" svg:y1="3.538cm" svg:x2="13.279cm" svg:y2="3.538cm" draw:start-shape="id4" draw:start-glue-point="10" draw:end-shape="id5" draw:end-glue-point="6" svg:d="M11568 3538h1711" svg:viewBox="0 0 1712 1">
          <text:p/>
        </draw:connector>
        <draw:line draw:style-name="gr5" draw:text-style-name="P2" draw:layer="layout" svg:x1="3.54cm" svg:y1="3.976cm" svg:x2="3.54cm" svg:y2="6.008cm">
          <text:p/>
        </draw:line>
        <draw:line draw:style-name="gr5" draw:text-style-name="P2" draw:layer="layout" svg:x1="6.058cm" svg:y1="3.976cm" svg:x2="6.058cm" svg:y2="6.008cm">
          <text:p/>
        </draw:line>
        <draw:line draw:style-name="gr5" draw:text-style-name="P2" draw:layer="layout" svg:x1="8.613cm" svg:y1="3.976cm" svg:x2="8.613cm" svg:y2="6.008cm">
          <text:p/>
        </draw:line>
        <draw:line draw:style-name="gr5" draw:text-style-name="P2" draw:layer="layout" svg:x1="11.149cm" svg:y1="3.976cm" svg:x2="11.149cm" svg:y2="6.008cm">
          <text:p/>
        </draw:line>
        <draw:line draw:style-name="gr5" draw:text-style-name="P2" draw:layer="layout" svg:x1="13.704cm" svg:y1="3.976cm" svg:x2="13.704cm" svg:y2="6.008cm">
          <text:p/>
        </draw:line>
        <draw:frame draw:style-name="gr6" draw:text-style-name="P4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onnector draw:style-name="gr2" draw:text-style-name="P2" draw:layer="layout" svg:x1="3.974cm" svg:y1="11.365cm" svg:x2="5.633cm" svg:y2="11.365cm" draw:start-shape="id6" draw:start-glue-point="10" draw:end-shape="id7" draw:end-glue-point="6" svg:d="M3974 11365h1659" svg:viewBox="0 0 1660 1">
            <text:p/>
          </draw:connector>
          <draw:connector draw:style-name="gr3" draw:text-style-name="P2" draw:layer="layout" svg:x1="6.521cm" svg:y1="11.365cm" svg:x2="8.18cm" svg:y2="11.365cm" draw:start-shape="id7" draw:start-glue-point="10" draw:end-shape="id8" draw:end-glue-point="6" svg:d="M6521 11365h1659" svg:viewBox="0 0 1660 1">
            <text:p/>
          </draw:connector>
          <draw:connector draw:style-name="gr4" draw:text-style-name="P3" draw:layer="layout" svg:x1="9.068cm" svg:y1="11.365cm" svg:x2="10.679cm" svg:y2="11.365cm" draw:start-shape="id8" draw:start-glue-point="10" draw:end-shape="id9" draw:end-glue-point="6" svg:d="M9068 11365h1611" svg:viewBox="0 0 1612 1">
            <text:p/>
          </draw:connector>
          <draw:connector draw:style-name="gr4" draw:text-style-name="P3" draw:layer="layout" svg:x1="11.567cm" svg:y1="11.365cm" svg:x2="13.279cm" svg:y2="11.365cm" draw:start-shape="id9" draw:start-glue-point="10" draw:end-shape="id10" draw:end-glue-point="6" svg:d="M11567 11365h1712" svg:viewBox="0 0 1713 1">
            <text:p/>
          </draw:connector>
          <draw:line draw:style-name="gr5" draw:text-style-name="P2" draw:layer="layout" svg:x1="3.539cm" svg:y1="10.925cm" svg:x2="3.539cm" svg:y2="8.893cm">
            <text:p/>
          </draw:line>
          <draw:line draw:style-name="gr5" draw:text-style-name="P2" draw:layer="layout" svg:x1="6.057cm" svg:y1="10.925cm" svg:x2="6.057cm" svg:y2="8.893cm">
            <text:p/>
          </draw:line>
          <draw:line draw:style-name="gr5" draw:text-style-name="P2" draw:layer="layout" svg:x1="8.612cm" svg:y1="10.925cm" svg:x2="8.612cm" svg:y2="8.893cm">
            <text:p/>
          </draw:line>
          <draw:line draw:style-name="gr5" draw:text-style-name="P2" draw:layer="layout" svg:x1="11.148cm" svg:y1="10.925cm" svg:x2="11.148cm" svg:y2="8.893cm">
            <text:p/>
          </draw:line>
          <draw:line draw:style-name="gr5" draw:text-style-name="P2" draw:layer="layout" svg:x1="13.703cm" svg:y1="10.925cm" svg:x2="13.703cm" svg:y2="8.893cm">
            <text:p/>
          </draw:line>
        </draw:g>
        <draw:frame draw:style-name="gr6" draw:text-style-name="P4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15.639cm" svg:x2="5.633cm" svg:y2="15.639cm" draw:start-shape="id11" draw:start-glue-point="10" draw:end-shape="id12" draw:end-glue-point="6" svg:d="M3975 15639h1658" svg:viewBox="0 0 1659 1">
          <text:p/>
        </draw:connector>
        <draw:connector draw:style-name="gr3" draw:text-style-name="P2" draw:layer="layout" svg:x1="6.522cm" svg:y1="15.639cm" svg:x2="8.18cm" svg:y2="15.639cm" draw:start-shape="id12" draw:start-glue-point="10" draw:end-shape="id13" draw:end-glue-point="6" svg:d="M6522 15639h1658" svg:viewBox="0 0 1659 1">
          <text:p/>
        </draw:connector>
        <draw:connector draw:style-name="gr4" draw:text-style-name="P3" draw:layer="layout" svg:x1="9.069cm" svg:y1="15.639cm" svg:x2="10.679cm" svg:y2="15.639cm" draw:start-shape="id13" draw:start-glue-point="10" draw:end-shape="id14" draw:end-glue-point="6" svg:d="M9069 15639h1610" svg:viewBox="0 0 1611 1">
          <text:p/>
        </draw:connector>
        <draw:connector draw:style-name="gr4" draw:text-style-name="P3" draw:layer="layout" svg:x1="11.568cm" svg:y1="15.639cm" svg:x2="13.279cm" svg:y2="15.639cm" draw:start-shape="id14" draw:start-glue-point="10" draw:end-shape="id15" draw:end-glue-point="6" svg:d="M11568 15639h1711" svg:viewBox="0 0 1712 1">
          <text:p/>
        </draw:connector>
        <draw:line draw:style-name="gr5" draw:text-style-name="P2" draw:layer="layout" svg:x1="3.54cm" svg:y1="16.077cm" svg:x2="3.54cm" svg:y2="18.109cm">
          <text:p/>
        </draw:line>
        <draw:line draw:style-name="gr5" draw:text-style-name="P2" draw:layer="layout" svg:x1="6.058cm" svg:y1="16.077cm" svg:x2="6.058cm" svg:y2="18.109cm">
          <text:p/>
        </draw:line>
        <draw:line draw:style-name="gr5" draw:text-style-name="P2" draw:layer="layout" svg:x1="8.613cm" svg:y1="16.077cm" svg:x2="8.613cm" svg:y2="18.109cm">
          <text:p/>
        </draw:line>
        <draw:line draw:style-name="gr5" draw:text-style-name="P2" draw:layer="layout" svg:x1="11.149cm" svg:y1="16.077cm" svg:x2="11.149cm" svg:y2="18.109cm">
          <text:p/>
        </draw:line>
        <draw:line draw:style-name="gr5" draw:text-style-name="P2" draw:layer="layout" svg:x1="13.704cm" svg:y1="16.077cm" svg:x2="13.704cm" svg:y2="18.109cm">
          <text:p/>
        </draw:line>
        <draw:frame draw:style-name="gr6" draw:text-style-name="P4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onnector draw:style-name="gr2" draw:text-style-name="P2" draw:layer="layout" svg:x1="3.974cm" svg:y1="18.566cm" svg:x2="5.633cm" svg:y2="18.566cm" draw:start-shape="id16" draw:start-glue-point="10" draw:end-shape="id17" draw:end-glue-point="6" svg:d="M3974 18566h1659" svg:viewBox="0 0 1660 1">
            <text:p/>
          </draw:connector>
          <draw:connector draw:style-name="gr3" draw:text-style-name="P2" draw:layer="layout" svg:x1="6.521cm" svg:y1="18.566cm" svg:x2="8.18cm" svg:y2="18.566cm" draw:start-shape="id17" draw:start-glue-point="10" draw:end-shape="id18" draw:end-glue-point="6" svg:d="M6521 18566h1659" svg:viewBox="0 0 1660 1">
            <text:p/>
          </draw:connector>
          <draw:connector draw:style-name="gr4" draw:text-style-name="P3" draw:layer="layout" svg:x1="9.068cm" svg:y1="18.566cm" svg:x2="10.679cm" svg:y2="18.566cm" draw:start-shape="id18" draw:start-glue-point="10" draw:end-shape="id19" draw:end-glue-point="6" svg:d="M9068 18566h1611" svg:viewBox="0 0 1612 1">
            <text:p/>
          </draw:connector>
          <draw:connector draw:style-name="gr4" draw:text-style-name="P3" draw:layer="layout" svg:x1="11.567cm" svg:y1="18.566cm" svg:x2="13.279cm" svg:y2="18.566cm" draw:start-shape="id19" draw:start-glue-point="10" draw:end-shape="id20" draw:end-glue-point="6" svg:d="M11567 18566h1712" svg:viewBox="0 0 1713 1">
            <text:p/>
          </draw:connector>
          <draw:frame draw:style-name="gr7" draw:text-style-name="P4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1.762cm" svg:y="4.429cm">
          <draw:text-box>
            <text:p>a</text:p>
          </draw:text-box>
        </draw:frame>
        <draw:frame draw:style-name="gr10" draw:text-style-name="P4" draw:layer="layout" svg:width="0.889cm" svg:height="1.016cm" svg:x="2.143cm" svg:y="9.25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9:22:20.638828001</meta:creation-date>
    <dc:date>2020-02-04T09:54:01.952423684</dc:date>
    <meta:editing-duration>PT10M24S</meta:editing-duration>
    <meta:editing-cycles>3</meta:editing-cycles>
    <meta:generator>LibreOffice/6.2.8.2$Linux_X86_64 LibreOffice_project/20$Build-2</meta:generator>
    <meta:document-statistic meta:object-count="86"/>
  </office:meta>
</office:document-meta>
</file>